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25668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officeooo:rsid="013d0498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1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2"><draw:image xlink:href="Pictures/100000000000024A000003FEC6157559.jpg" xlink:type="simple" xlink:show="embed" xlink:actuate="onLoad"/></draw:frame></text:p>
      <text:p text:style-name="Standard"/>
      <text:p text:style-name="Standard"/>
      <text:p text:style-name="P9">Declaração De Matrícula</text:p>
      <text:p text:style-name="P8"/>
      <text:p text:style-name="P16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person.idDocumentType.localizedNameI18N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Name)}">${lang.pt(curricularPlanInformation.degreeName)}</text:text-input> no ano letivo de <text:text-input text:description="${registration.startExecutionYear.name}">${registration.startExecutionYear.name}</text:text-input>.</text:p>
      <text:p text:style-name="P5"/>
      <text:p text:style-name="P14"><text:text-input text:description="[#if serviceRequest.documentPurposeType??]">[#if serviceRequest.documentPurposeType??]</text:text-input></text:p>
      <text:p text:style-name="P12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4"><text:text-input text:description="[/#if]">[/#if]</text:text-input></text:p>
      <text:p text:style-name="P12"/>
      <text:p text:style-name="P12"/>
      <text:p text:style-name="P12"><text:span text:style-name="T7">Faculdade de </text:span><text:span text:style-name="T2">Medicina Dentária</text:span><text:span text:style-name="T7"> da Universidade de Lisboa</text:span><text:span text:style-name="T11">, em </text:span><text:span text:style-name="T12"><text:text-input text:description="${lang.pt(dates.numericDate(localizedDate.nowDate()))}">${dates.numericDate(localizedDate.nowDate())}</text:text-input></text:span><text:span text:style-name="T9">.</text:span></text:p>
      <text:p text:style-name="P11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7"><text:span text:style-name="T10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3"><text:span text:style-name="T9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3T16:19:52.425602857</dc:date>
    <meta:editing-duration>PT52M11S</meta:editing-duration>
    <meta:editing-cycles>21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54" meta:character-count="1932" meta:non-whitespace-character-count="1790"/>
  </office:meta>
</office:document-meta>
</file>